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tinus Serif2" svg:font-family="'Libertinus Serif'" style:font-adornments="Általános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nux Libertine G" svg:font-family="'Linux Libertine G'" style:font-pitch="variable"/>
    <style:font-face style:name="Linux Libertine G:smcp=1" svg:font-family="'Linux Libertine G:smcp=1'" style:font-pitch="variable"/>
    <style:font-face style:name="Libertinus Serif3" svg:font-family="'Libertinus Serif'" style:font-family-generic="modern" style:font-pitch="variable"/>
    <style:font-face style:name="Liberation Serif" svg:font-family="'Liberation Serif'" style:font-family-generic="roman" style:font-pitch="variable"/>
    <style:font-face style:name="Libertinus Serif1" svg:font-family="'Libertinus Serif'" style:font-family-generic="roman" style:font-pitch="variable"/>
    <style:font-face style:name="Libertinus Serif" svg:font-family="'Libertinus Serif'" style:font-adornments="Általános" style:font-family-generic="roman" style:font-pitch="variable"/>
    <style:font-face style:name="Libertinus Serif Display" svg:font-family="'Libertinus Serif Display'" style:font-adornments="Általános" style:font-family-generic="roman" style:font-pitch="variable"/>
    <style:font-face style:name="Libertinus Serif:" svg:font-family="'Libertinus Serif:'" style:font-family-generic="roman" style:font-pitch="variable"/>
    <style:font-face style:name="Libertinus Serif:-ccmp" svg:font-family="'Libertinus Serif:-ccmp'" style:font-family-generic="roman" style:font-pitch="variable"/>
    <style:font-face style:name="Libertinus Serif:-kern" svg:font-family="'Libertinus Serif:-kern'" style:font-family-generic="roman" style:font-pitch="variable"/>
    <style:font-face style:name="Libertinus Serif:-liga" svg:font-family="'Libertinus Serif:-liga'" style:font-family-generic="roman" style:font-pitch="variable"/>
    <style:font-face style:name="Libertinus Serif:-mark" svg:font-family="'Libertinus Serif:-mark'" style:font-family-generic="roman" style:font-pitch="variable"/>
    <style:font-face style:name="Libertinus Serif:-mkmk" svg:font-family="'Libertinus Serif:-mkmk'" style:font-family-generic="roman" style:font-pitch="variable"/>
    <style:font-face style:name="Libertinus Serif:aalt" svg:font-family="'Libertinus Serif:aalt'" style:font-family-generic="roman" style:font-pitch="variable"/>
    <style:font-face style:name="Libertinus Serif:c2sc" svg:font-family="'Libertinus Serif:c2sc'" style:font-family-generic="roman" style:font-pitch="variable"/>
    <style:font-face style:name="Libertinus Serif:case" svg:font-family="'Libertinus Serif:case'" style:font-family-generic="roman" style:font-pitch="variable"/>
    <style:font-face style:name="Libertinus Serif:cpsp" svg:font-family="'Libertinus Serif:cpsp'" style:font-family-generic="roman" style:font-pitch="variable"/>
    <style:font-face style:name="Libertinus Serif:dlig" svg:font-family="'Libertinus Serif:dlig'" style:font-family-generic="roman" style:font-pitch="variable"/>
    <style:font-face style:name="Libertinus Serif:fina" svg:font-family="'Libertinus Serif:fina'" style:font-family-generic="roman" style:font-pitch="variable"/>
    <style:font-face style:name="Libertinus Serif:frac" svg:font-family="'Libertinus Serif:frac'" style:font-family-generic="roman" style:font-pitch="variable"/>
    <style:font-face style:name="Libertinus Serif:hlig" svg:font-family="'Libertinus Serif:hlig'" style:font-family-generic="roman" style:font-pitch="variable"/>
    <style:font-face style:name="Libertinus Serif:lnum" svg:font-family="'Libertinus Serif:lnum'" style:font-family-generic="roman" style:font-pitch="variable"/>
    <style:font-face style:name="Libertinus Serif:nalt" svg:font-family="'Libertinus Serif:nalt'" style:font-family-generic="roman" style:font-pitch="variable"/>
    <style:font-face style:name="Libertinus Serif:onum" svg:font-family="'Libertinus Serif:onum'" style:font-family-generic="roman" style:font-pitch="variable"/>
    <style:font-face style:name="Libertinus Serif:pnum" svg:font-family="'Libertinus Serif:pnum'" style:font-family-generic="roman" style:font-pitch="variable"/>
    <style:font-face style:name="Libertinus Serif:pnum&amp;onum" svg:font-family="'Libertinus Serif:pnum&amp;onum'" style:font-family-generic="roman" style:font-pitch="variable"/>
    <style:font-face style:name="Libertinus Serif:salt" svg:font-family="'Libertinus Serif:salt'" style:font-family-generic="roman" style:font-pitch="variable"/>
    <style:font-face style:name="Libertinus Serif:sinf" svg:font-family="'Libertinus Serif:sinf'" style:font-family-generic="roman" style:font-pitch="variable"/>
    <style:font-face style:name="Libertinus Serif:smcp1" svg:font-family="'Libertinus Serif:smcp'" style:font-family-generic="roman" style:font-pitch="variable"/>
    <style:font-face style:name="Libertinus Serif:smcp" svg:font-family="'Libertinus Serif:smcp'" style:font-adornments="Általános" style:font-family-generic="roman" style:font-pitch="variable"/>
    <style:font-face style:name="Libertinus Serif:smcp&amp;c2sc" svg:font-family="'Libertinus Serif:smcp&amp;c2sc'" style:font-family-generic="roman" style:font-pitch="variable"/>
    <style:font-face style:name="Libertinus Serif:smcp&amp;salt" svg:font-family="'Libertinus Serif:smcp&amp;salt'" style:font-family-generic="roman" style:font-pitch="variable"/>
    <style:font-face style:name="Libertinus Serif:smcp&amp;ss03" svg:font-family="'Libertinus Serif:smcp&amp;ss03'" style:font-family-generic="roman" style:font-pitch="variable"/>
    <style:font-face style:name="Libertinus Serif:ss01" svg:font-family="'Libertinus Serif:ss01'" style:font-family-generic="roman" style:font-pitch="variable"/>
    <style:font-face style:name="Libertinus Serif:ss02" svg:font-family="'Libertinus Serif:ss02'" style:font-family-generic="roman" style:font-pitch="variable"/>
    <style:font-face style:name="Libertinus Serif:ss03" svg:font-family="'Libertinus Serif:ss03'" style:font-family-generic="roman" style:font-pitch="variable"/>
    <style:font-face style:name="Libertinus Serif:ss04" svg:font-family="'Libertinus Serif:ss04'" style:font-family-generic="roman" style:font-pitch="variable"/>
    <style:font-face style:name="Libertinus Serif:ss05" svg:font-family="'Libertinus Serif:ss05'" style:font-family-generic="roman" style:font-pitch="variable"/>
    <style:font-face style:name="Libertinus Serif:ss06" svg:font-family="'Libertinus Serif:ss06'" style:font-family-generic="roman" style:font-pitch="variable"/>
    <style:font-face style:name="Libertinus Serif:sups" svg:font-family="'Libertinus Serif:sups'" style:font-family-generic="roman" style:font-pitch="variable"/>
    <style:font-face style:name="Libertinus Serif:tnum" svg:font-family="'Libertinus Serif:tnum'" style:font-family-generic="roman" style:font-pitch="variable"/>
    <style:font-face style:name="Libertinus Serif:zero" svg:font-family="'Libertinus Serif:zero'" style:font-family-generic="roman" style:font-pitch="variable"/>
    <style:font-face style:name="Libertinus Sans" svg:font-family="'Libertinus Sans'" style:font-adornments="Félkövé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áblázat5" style:family="table">
      <style:table-properties style:width="17cm" table:align="margins"/>
    </style:style>
    <style:style style:name="Táblázat5.A" style:family="table-column">
      <style:table-column-properties style:column-width="5.001cm" style:rel-column-width="19276*"/>
    </style:style>
    <style:style style:name="Táblázat5.B" style:family="table-column">
      <style:table-column-properties style:column-width="2.805cm" style:rel-column-width="10811*"/>
    </style:style>
    <style:style style:name="Táblázat5.C" style:family="table-column">
      <style:table-column-properties style:column-width="9.195cm" style:rel-column-width="35448*"/>
    </style:style>
    <style:style style:name="Táblázat5.1" style:family="table-row">
      <style:table-row-properties fo:keep-together="always"/>
    </style:style>
    <style:style style:name="Táblázat5.A1" style:family="table-cell">
      <style:table-cell-properties fo:background-color="#000000" fo:padding-left="0.101cm" fo:padding-right="0.101cm" fo:padding-top="0.049cm" fo:padding-bottom="0.049cm" fo:border-left="0.05pt solid #000000" fo:border-right="none" fo:border-top="0.05pt solid #000000" fo:border-bottom="0.05pt solid #000000">
        <style:background-image/>
      </style:table-cell-properties>
    </style:style>
    <style:style style:name="Táblázat5.B1" style:family="table-cell">
      <style:table-cell-properties fo:background-color="#000000" fo:padding-left="0.101cm" fo:padding-right="0.101cm" fo:padding-top="0.049cm" fo:padding-bottom="0.049cm" fo:border-left="none" fo:border-right="none" fo:border-top="0.05pt solid #000000" fo:border-bottom="0.05pt solid #000000">
        <style:background-image/>
      </style:table-cell-properties>
    </style:style>
    <style:style style:name="Táblázat5.C1" style:family="table-cell">
      <style:table-cell-properties fo:background-color="#000000" fo:padding-left="0.101cm" fo:padding-right="0.101cm" fo:padding-top="0.049cm" fo:padding-bottom="0.049cm" fo:border-left="none" fo:border-right="0.05pt solid #000000" fo:border-top="0.05pt solid #000000" fo:border-bottom="0.05pt solid #000000">
        <style:background-image/>
      </style:table-cell-properties>
    </style:style>
    <style:style style:name="Táblázat5.A2" style:family="table-cell">
      <style:table-cell-properties fo:background-color="#eeeeee" fo:padding-left="0.101cm" fo:padding-right="0.101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áblázat5.B2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4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4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5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5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6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6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7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7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8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8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9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9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0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0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1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1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2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2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3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3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4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4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5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5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6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6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7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7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8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8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19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19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0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0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1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1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2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2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3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3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4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4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5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5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6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6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7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7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8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8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29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29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0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0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1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1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2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2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3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3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Táblázat5.B34" style:family="table-cell">
      <style:table-cell-properties fo:padding-left="0.101cm" fo:padding-right="0.101cm" fo:padding-top="0.049cm" fo:padding-bottom="0.049cm" fo:border-left="none" fo:border-right="none" fo:border-top="none" fo:border-bottom="0.05pt solid #000000"/>
    </style:style>
    <style:style style:name="Táblázat5.C34" style:family="table-cell">
      <style:table-cell-properties fo:padding-left="0.101cm" fo:padding-right="0.101cm" fo:padding-top="0.049cm" fo:padding-bottom="0.049cm" fo:border-left="none" fo:border-right="0.05pt solid #000000" fo:border-top="none" fo:border-bottom="0.05pt solid #000000"/>
    </style:style>
    <style:style style:name="P1" style:family="paragraph" style:parent-style-name="Table_20_Contents">
      <style:text-properties style:font-name="Libertinus Serif1" officeooo:rsid="00220b8c" officeooo:paragraph-rsid="00368372"/>
    </style:style>
    <style:style style:name="P2" style:family="paragraph" style:parent-style-name="Table_20_Contents">
      <style:text-properties officeooo:paragraph-rsid="001da25d"/>
    </style:style>
    <style:style style:name="P3" style:family="paragraph" style:parent-style-name="Table_20_Contents">
      <style:text-properties officeooo:rsid="001f5c49" officeooo:paragraph-rsid="00368372"/>
    </style:style>
    <style:style style:name="P4" style:family="paragraph" style:parent-style-name="Table_20_Contents">
      <style:text-properties officeooo:rsid="001fbb23" officeooo:paragraph-rsid="001fbb23"/>
    </style:style>
    <style:style style:name="P5" style:family="paragraph" style:parent-style-name="Table_20_Contents">
      <style:text-properties officeooo:rsid="001fbb23" officeooo:paragraph-rsid="00368372"/>
    </style:style>
    <style:style style:name="P6" style:family="paragraph" style:parent-style-name="Table_20_Contents">
      <style:text-properties officeooo:rsid="00210a7a" officeooo:paragraph-rsid="00210a7a"/>
    </style:style>
    <style:style style:name="P7" style:family="paragraph" style:parent-style-name="Table_20_Contents">
      <style:text-properties officeooo:rsid="00210a7a" officeooo:paragraph-rsid="00368372"/>
    </style:style>
    <style:style style:name="P8" style:family="paragraph" style:parent-style-name="Table_20_Contents">
      <style:text-properties officeooo:rsid="00220b8c" officeooo:paragraph-rsid="00220b8c"/>
    </style:style>
    <style:style style:name="P9" style:family="paragraph" style:parent-style-name="Table_20_Contents">
      <style:text-properties officeooo:rsid="00220b8c" officeooo:paragraph-rsid="00368372"/>
    </style:style>
    <style:style style:name="P10" style:family="paragraph" style:parent-style-name="Table_20_Contents">
      <style:text-properties style:font-name="Libertinus Serif:pnum" officeooo:rsid="00220b8c" officeooo:paragraph-rsid="00220b8c"/>
    </style:style>
    <style:style style:name="P11" style:family="paragraph" style:parent-style-name="Table_20_Contents">
      <style:text-properties style:font-name="Libertinus Serif:onum" officeooo:rsid="00220b8c" officeooo:paragraph-rsid="00220b8c"/>
    </style:style>
    <style:style style:name="P12" style:family="paragraph" style:parent-style-name="Table_20_Contents">
      <style:text-properties style:font-name="Libertinus Serif:" officeooo:rsid="00220b8c" officeooo:paragraph-rsid="00220b8c"/>
    </style:style>
    <style:style style:name="P13" style:family="paragraph" style:parent-style-name="Table_20_Contents">
      <style:text-properties officeooo:rsid="00235119" officeooo:paragraph-rsid="00235119"/>
    </style:style>
    <style:style style:name="P14" style:family="paragraph" style:parent-style-name="Table_20_Contents">
      <style:text-properties style:font-name="Libertinus Serif:ss06"/>
    </style:style>
    <style:style style:name="P15" style:family="paragraph" style:parent-style-name="Table_20_Contents">
      <style:text-properties officeooo:rsid="002650ae" officeooo:paragraph-rsid="002650ae"/>
    </style:style>
    <style:style style:name="P16" style:family="paragraph" style:parent-style-name="Table_20_Contents">
      <style:text-properties officeooo:rsid="002650ae" officeooo:paragraph-rsid="002c0a71"/>
    </style:style>
    <style:style style:name="P17" style:family="paragraph" style:parent-style-name="Table_20_Contents">
      <style:text-properties officeooo:rsid="00284bd7" officeooo:paragraph-rsid="00284bd7"/>
    </style:style>
    <style:style style:name="P18" style:family="paragraph" style:parent-style-name="Table_20_Contents">
      <style:text-properties officeooo:paragraph-rsid="002c0a71"/>
    </style:style>
    <style:style style:name="P19" style:family="paragraph" style:parent-style-name="Table_20_Contents">
      <style:text-properties officeooo:paragraph-rsid="002d59fe"/>
    </style:style>
    <style:style style:name="P20" style:family="paragraph" style:parent-style-name="Table_20_Contents">
      <style:text-properties officeooo:paragraph-rsid="0030af30"/>
    </style:style>
    <style:style style:name="P21" style:family="paragraph" style:parent-style-name="Table_20_Contents">
      <style:text-properties officeooo:rsid="00326655" officeooo:paragraph-rsid="00368372"/>
    </style:style>
    <style:style style:name="P22" style:family="paragraph" style:parent-style-name="Table_20_Contents">
      <style:text-properties officeooo:paragraph-rsid="00335d8c"/>
    </style:style>
    <style:style style:name="P23" style:family="paragraph" style:parent-style-name="Table_20_Contents">
      <style:text-properties style:font-name="Libertinus Serif:cpsp"/>
    </style:style>
    <style:style style:name="P24" style:family="paragraph" style:parent-style-name="Table_20_Contents">
      <style:text-properties officeooo:paragraph-rsid="00368372"/>
    </style:style>
    <style:style style:name="P25" style:family="paragraph" style:parent-style-name="Table_20_Contents">
      <style:text-properties style:font-name="Libertinus Serif:-mark"/>
    </style:style>
    <style:style style:name="P26" style:family="paragraph" style:parent-style-name="Table_20_Contents">
      <style:text-properties style:font-name="Libertinus Serif:nalt"/>
    </style:style>
    <style:style style:name="P27" style:family="paragraph" style:parent-style-name="Table_20_Contents">
      <style:text-properties officeooo:rsid="00391595" officeooo:paragraph-rsid="00391595"/>
    </style:style>
    <style:style style:name="P28" style:family="paragraph" style:parent-style-name="Table_20_Contents">
      <style:text-properties style:font-name="Libertinus Serif:salt"/>
    </style:style>
    <style:style style:name="P29" style:family="paragraph" style:parent-style-name="Subtitle">
      <style:text-properties officeooo:rsid="0014a5a8" officeooo:paragraph-rsid="0014a5a8"/>
    </style:style>
    <style:style style:name="P30" style:family="paragraph" style:parent-style-name="Table_20_Heading">
      <style:text-properties officeooo:rsid="00210a7a" officeooo:paragraph-rsid="00210a7a"/>
    </style:style>
    <style:style style:name="P31" style:family="paragraph" style:parent-style-name="Table_20_Heading">
      <style:text-properties officeooo:paragraph-rsid="00235119"/>
    </style:style>
    <style:style style:name="P32" style:family="paragraph" style:parent-style-name="Table_20_Heading">
      <style:text-properties officeooo:paragraph-rsid="002c0a71"/>
    </style:style>
    <style:style style:name="P33" style:family="paragraph" style:parent-style-name="Standard">
      <style:text-properties fo:language="en" fo:country="US" officeooo:paragraph-rsid="00235119"/>
    </style:style>
    <style:style style:name="P34" style:family="paragraph" style:parent-style-name="Heading_20_1">
      <style:text-properties officeooo:rsid="0014a5a8" officeooo:paragraph-rsid="0014a5a8"/>
    </style:style>
    <style:style style:name="P35" style:family="paragraph" style:parent-style-name="Table_20_Contents">
      <style:text-properties style:font-name="Libertinus Serif:c2sc" officeooo:rsid="00180541" officeooo:paragraph-rsid="00368372"/>
    </style:style>
    <style:style style:name="P36" style:family="paragraph" style:parent-style-name="Table_20_Contents">
      <style:text-properties style:font-name="Libertinus Serif:-liga" officeooo:paragraph-rsid="00368372"/>
    </style:style>
    <style:style style:name="P37" style:family="paragraph" style:parent-style-name="Table_20_Contents">
      <style:text-properties style:font-name="Libertinus Serif:hlig" officeooo:paragraph-rsid="00368372"/>
    </style:style>
    <style:style style:name="P38" style:family="paragraph" style:parent-style-name="Table_20_Contents">
      <style:text-properties style:font-name="Libertinus Serif:dlig" officeooo:rsid="001f5c49" officeooo:paragraph-rsid="00368372"/>
    </style:style>
    <style:style style:name="P39" style:family="paragraph" style:parent-style-name="Table_20_Contents">
      <style:text-properties style:font-name="Libertinus Serif:zero" officeooo:rsid="001fbb23" officeooo:paragraph-rsid="00368372"/>
    </style:style>
    <style:style style:name="P40" style:family="paragraph" style:parent-style-name="Table_20_Contents">
      <style:text-properties style:font-name="Libertinus Serif:tnum" officeooo:rsid="00220b8c" officeooo:paragraph-rsid="00368372"/>
    </style:style>
    <style:style style:name="P41" style:family="paragraph" style:parent-style-name="Table_20_Contents">
      <style:text-properties style:font-name="Libertinus Serif:lnum" officeooo:rsid="00220b8c" officeooo:paragraph-rsid="00368372"/>
    </style:style>
    <style:style style:name="P42" style:family="paragraph" style:parent-style-name="Table_20_Contents">
      <style:text-properties style:font-name="Libertinus Serif1" officeooo:rsid="00235119" officeooo:paragraph-rsid="00368372"/>
    </style:style>
    <style:style style:name="P43" style:family="paragraph" style:parent-style-name="Table_20_Contents">
      <style:text-properties style:font-name="Libertinus Serif:pnum&amp;onum" officeooo:rsid="00235119" officeooo:paragraph-rsid="00368372"/>
    </style:style>
    <style:style style:name="P44" style:family="paragraph" style:parent-style-name="Table_20_Contents">
      <style:text-properties style:font-name="Libertinus Serif:ss01" officeooo:paragraph-rsid="00368372"/>
    </style:style>
    <style:style style:name="P45" style:family="paragraph" style:parent-style-name="Table_20_Contents">
      <style:text-properties style:font-name="Libertinus Serif:ss02" officeooo:paragraph-rsid="00368372"/>
    </style:style>
    <style:style style:name="P46" style:family="paragraph" style:parent-style-name="Table_20_Contents">
      <style:text-properties style:font-name="Libertinus Serif:ss04" officeooo:paragraph-rsid="00368372"/>
    </style:style>
    <style:style style:name="P47" style:family="paragraph" style:parent-style-name="Table_20_Contents">
      <style:text-properties style:font-name="Libertinus Serif:ss05" officeooo:paragraph-rsid="00368372"/>
    </style:style>
    <style:style style:name="P48" style:family="paragraph" style:parent-style-name="Table_20_Contents">
      <style:text-properties officeooo:rsid="0023e66c" officeooo:paragraph-rsid="00368372"/>
    </style:style>
    <style:style style:name="P49" style:family="paragraph" style:parent-style-name="Table_20_Contents">
      <style:text-properties fo:color="#ce181e" style:font-name="Libertinus Serif1" officeooo:paragraph-rsid="00368372"/>
    </style:style>
    <style:style style:name="P50" style:family="paragraph" style:parent-style-name="Table_20_Contents">
      <style:text-properties fo:color="#ce181e" style:font-name="Libertinus Serif:-mkmk" officeooo:rsid="003870b8" officeooo:paragraph-rsid="003870b8"/>
    </style:style>
    <style:style style:name="P51" style:family="paragraph" style:parent-style-name="Table_20_Contents">
      <style:text-properties fo:language="en" fo:country="US" officeooo:paragraph-rsid="00368372"/>
    </style:style>
    <style:style style:name="P52" style:family="paragraph" style:parent-style-name="Table_20_Contents">
      <style:text-properties officeooo:rsid="0029a69f" officeooo:paragraph-rsid="003f4229"/>
    </style:style>
    <style:style style:name="P53" style:family="paragraph" style:parent-style-name="Table_20_Contents">
      <style:text-properties officeooo:paragraph-rsid="003f4229"/>
    </style:style>
    <style:style style:name="P54" style:family="paragraph" style:parent-style-name="Table_20_Contents">
      <style:text-properties style:font-name="Libertinus Serif:ss03"/>
    </style:style>
    <style:style style:name="T1" style:family="text">
      <style:text-properties officeooo:rsid="00165877"/>
    </style:style>
    <style:style style:name="T2" style:family="text">
      <style:text-properties officeooo:rsid="0016c05c"/>
    </style:style>
    <style:style style:name="T3" style:family="text">
      <style:text-properties style:font-name="Libertinus Serif:smcp1"/>
    </style:style>
    <style:style style:name="T4" style:family="text">
      <style:text-properties style:font-name="Libertinus Serif:smcp1" officeooo:rsid="001795ec"/>
    </style:style>
    <style:style style:name="T5" style:family="text">
      <style:text-properties style:font-name="Libertinus Serif:smcp1" officeooo:rsid="003a40e8"/>
    </style:style>
    <style:style style:name="T6" style:family="text">
      <style:text-properties officeooo:rsid="00180541"/>
    </style:style>
    <style:style style:name="T7" style:family="text">
      <style:text-properties officeooo:rsid="001da25d"/>
    </style:style>
    <style:style style:name="T8" style:family="text">
      <style:text-properties style:font-name="Libertinus Serif:smcp&amp;c2sc"/>
    </style:style>
    <style:style style:name="T9" style:family="text">
      <style:text-properties style:font-name="Libertinus Serif:smcp&amp;c2sc" officeooo:rsid="00180541"/>
    </style:style>
    <style:style style:name="T10" style:family="text">
      <style:text-properties style:font-name="Libertinus Serif:frac"/>
    </style:style>
    <style:style style:name="T11" style:family="text">
      <style:text-properties style:font-name="Libertinus Serif:-kern"/>
    </style:style>
    <style:style style:name="T12" style:family="text">
      <style:text-properties style:font-name="Libertinus Serif:-kern" officeooo:rsid="0021b6eb"/>
    </style:style>
    <style:style style:name="T13" style:family="text">
      <style:text-properties officeooo:rsid="0021b6eb"/>
    </style:style>
    <style:style style:name="T14" style:family="text">
      <style:text-properties style:font-name="Libertinus Serif1" officeooo:rsid="0030af30"/>
    </style:style>
    <style:style style:name="T15" style:family="text">
      <style:text-properties officeooo:rsid="00235119"/>
    </style:style>
    <style:style style:name="T16" style:family="text">
      <style:text-properties style:font-name="Libertinus Serif:ss03"/>
    </style:style>
    <style:style style:name="T17" style:family="text">
      <style:text-properties fo:color="#ce181e" style:font-name="Libertinus Serif:fina"/>
    </style:style>
    <style:style style:name="T18" style:family="text">
      <style:text-properties fo:color="#ce181e" style:font-name="Libertinus Serif:fina" fo:language="en" fo:country="US"/>
    </style:style>
    <style:style style:name="T19" style:family="text">
      <style:text-properties fo:color="#ce181e" style:font-name="Libertinus Serif:fina" fo:language="en" fo:country="US" officeooo:rsid="00284bd7"/>
    </style:style>
    <style:style style:name="T20" style:family="text">
      <style:text-properties fo:color="#ce181e" officeooo:rsid="0029a69f"/>
    </style:style>
    <style:style style:name="T21" style:family="text">
      <style:text-properties fo:color="#ce181e" style:font-name="Libertinus Serif:sinf" officeooo:rsid="0029a69f"/>
    </style:style>
    <style:style style:name="T22" style:family="text">
      <style:text-properties fo:color="#ce181e" style:font-name="Libertinus Serif:sups" officeooo:rsid="0029a69f"/>
    </style:style>
    <style:style style:name="T23" style:family="text">
      <style:text-properties fo:color="#ce181e" style:font-name="Libertinus Serif:aalt"/>
    </style:style>
    <style:style style:name="T24" style:family="text">
      <style:text-properties fo:color="#ce181e" style:font-name="Libertinus Serif:aalt" officeooo:rsid="0032c7fe"/>
    </style:style>
    <style:style style:name="T25" style:family="text">
      <style:text-properties officeooo:rsid="00284bd7"/>
    </style:style>
    <style:style style:name="T26" style:family="text">
      <style:text-properties style:font-name="Libertinus Serif:sinf" officeooo:rsid="00284bd7"/>
    </style:style>
    <style:style style:name="T27" style:family="text">
      <style:text-properties style:text-position="0% 100%"/>
    </style:style>
    <style:style style:name="T28" style:family="text">
      <style:text-properties style:text-position="0% 100%" officeooo:rsid="002c0a71"/>
    </style:style>
    <style:style style:name="T29" style:family="text">
      <style:text-properties style:text-position="0% 100%" style:font-name="Libertinus Serif:sinf" officeooo:rsid="002c0a71"/>
    </style:style>
    <style:style style:name="T30" style:family="text">
      <style:text-properties style:text-position="0% 100%" style:font-name="Libertinus Serif:sups" officeooo:rsid="002c0a71"/>
    </style:style>
    <style:style style:name="T31" style:family="text">
      <style:text-properties officeooo:rsid="0029a69f"/>
    </style:style>
    <style:style style:name="T32" style:family="text">
      <style:text-properties style:font-name="Libertinus Serif:sups" officeooo:rsid="0029a69f"/>
    </style:style>
    <style:style style:name="T33" style:family="text">
      <style:text-properties officeooo:rsid="002c0a71"/>
    </style:style>
    <style:style style:name="T34" style:family="text">
      <style:text-properties officeooo:rsid="002d59fe"/>
    </style:style>
    <style:style style:name="T35" style:family="text">
      <style:text-properties style:font-name="Libertinus Serif:case"/>
    </style:style>
    <style:style style:name="T36" style:family="text">
      <style:text-properties style:font-name="Libertinus Serif:case" officeooo:rsid="002d59fe"/>
    </style:style>
    <style:style style:name="T37" style:family="text">
      <style:text-properties style:font-name="Libertinus Serif:case" fo:language="es" fo:country="ES"/>
    </style:style>
    <style:style style:name="T38" style:family="text">
      <style:text-properties style:font-name="Libertinus Serif:case" fo:language="es" fo:country="ES" officeooo:rsid="002c0a71"/>
    </style:style>
    <style:style style:name="T39" style:family="text">
      <style:text-properties style:font-name="Libertinus Serif2" officeooo:rsid="00391595" style:font-name-asian="Libertinus Serif2" style:font-name-complex="Libertinus Serif2"/>
    </style:style>
    <style:style style:name="T40" style:family="text">
      <style:text-properties officeooo:rsid="0030af30"/>
    </style:style>
    <style:style style:name="T41" style:family="text">
      <style:text-properties style:font-name="Libertinus Serif:-ccmp"/>
    </style:style>
    <style:style style:name="T42" style:family="text">
      <style:text-properties style:font-name="Libertinus Serif:-ccmp" officeooo:rsid="0030af30"/>
    </style:style>
    <style:style style:name="T43" style:family="text">
      <style:text-properties officeooo:rsid="0032c7fe"/>
    </style:style>
    <style:style style:name="T44" style:family="text">
      <style:text-properties officeooo:rsid="00335d8c"/>
    </style:style>
    <style:style style:name="T45" style:family="text">
      <style:text-properties fo:language="es" fo:country="ES" style:font-size-asian="10.5pt"/>
    </style:style>
    <style:style style:name="T46" style:family="text">
      <style:text-properties fo:language="es" fo:country="ES" officeooo:rsid="002c0a71" style:font-size-asian="10.5pt"/>
    </style:style>
    <style:style style:name="T47" style:family="text">
      <style:text-properties officeooo:rsid="00368372"/>
    </style:style>
    <style:style style:name="T48" style:family="text">
      <style:text-properties officeooo:rsid="0036ac8e"/>
    </style:style>
    <style:style style:name="T49" style:family="text">
      <style:text-properties officeooo:rsid="00395315"/>
    </style:style>
    <style:style style:name="T50" style:family="text">
      <style:text-properties style:font-name="Libertinus Serif:smcp&amp;salt"/>
    </style:style>
    <style:style style:name="T51" style:family="text">
      <style:text-properties fo:color="#000000" style:font-name="Libertinus Serif3" fo:font-size="12pt" officeooo:rsid="00077dc7" style:font-name-asian="Libertinus Serif3" style:font-size-asian="12pt" style:font-name-complex="Libertinus Serif3" style:font-size-complex="12pt"/>
    </style:style>
    <style:style style:name="T52" style:family="text">
      <style:text-properties fo:color="#000000" style:font-name="Libertinus Serif3" fo:font-size="12pt" officeooo:rsid="000f4e3c" style:font-name-asian="Libertinus Serif3" style:font-size-asian="12pt" style:font-name-complex="Libertinus Serif3" style:font-size-complex="12pt"/>
    </style:style>
    <style:style style:name="T53" style:family="text">
      <style:text-properties style:font-name="Libertinus Serif:smcp1"/>
    </style:style>
    <style:style style:name="T54" style:family="text">
      <style:text-properties style:font-name="Libertinus Serif:smcp&amp;ss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bertinus OpenType <text:span text:style-name="T49">F</text:span>eatures</text:p>
      <text:p text:style-name="P29"><text:span text:style-name="T2">Fork of</text:span> Linux Libertine <text:span text:style-name="T2">fonts</text:span></text:p>
      <text:h text:style-name="P34" text:outline-level="1">Libertinus Serif</text:h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row table:style-name="Táblázat5.1">
          <table:table-cell table:style-name="Táblázat5.A1" office:value-type="string">
            <text:p text:style-name="Table_20_Heading">Feature</text:p>
          </table:table-cell>
          <table:table-cell table:style-name="Táblázat5.B1" office:value-type="string">
            <text:p text:style-name="Table_20_Heading">Id</text:p>
          </table:table-cell>
          <table:table-cell table:style-name="Táblázat5.C1" office:value-type="string">
            <text:p text:style-name="Table_20_Heading">Input/Output</text:p>
          </table:table-cell>
        </table:table-row>
        <table:table-row table:style-name="Táblázat5.1">
          <table:table-cell table:style-name="Táblázat5.A2" office:value-type="string">
            <text:p text:style-name="Table_20_Heading">Small capitals</text:p>
          </table:table-cell>
          <table:table-cell table:style-name="Táblázat5.B2" office:value-type="string">
            <text:p text:style-name="Table_20_Contents"><text:line-break/><text:span text:style-name="Variable"><text:span text:style-name="T1">smcp</text:span></text:span></text:p>
          </table:table-cell>
          <table:table-cell table:style-name="Táblázat5.C2" office:value-type="string">
            <text:p text:style-name="P24">Libertinus őűéá<text:span text:style-name="T6">ä</text:span>ß Кириллица</text:p>
            <text:p text:style-name="P24"><text:span text:style-name="T3">Libertinus </text:span><text:span text:style-name="T4">őűéáäß </text:span><text:span text:style-name="T3">Кириллица</text:span></text:p>
          </table:table-cell>
        </table:table-row>
        <table:table-row table:style-name="Táblázat5.1">
          <table:table-cell table:style-name="Táblázat5.A2" office:value-type="string">
            <text:p text:style-name="Table_20_Heading">Capitals to Small Caps</text:p>
          </table:table-cell>
          <table:table-cell table:style-name="Táblázat5.B3" office:value-type="string">
            <text:p text:style-name="Table_20_Contents"><text:span text:style-name="Variable"><text:line-break/>c2sc</text:span></text:p>
          </table:table-cell>
          <table:table-cell table:style-name="Táblázat5.C3" office:value-type="string">
            <text:p text:style-name="P24">Libertinus <text:span text:style-name="T6">Font ŐŰÉÁÄ</text:span></text:p>
            <text:p text:style-name="P35">Libertinus Font ŐŰÉÁÄ</text:p>
          </table:table-cell>
        </table:table-row>
        <table:table-row table:style-name="Táblázat5.1">
          <table:table-cell table:style-name="Táblázat5.A2" office:value-type="string">
            <text:p text:style-name="Table_20_Heading">Small capitals <text:line-break/><text:span text:style-name="T7">+ </text:span>Capitals to Small Caps</text:p>
          </table:table-cell>
          <table:table-cell table:style-name="Táblázat5.B4" office:value-type="string">
            <text:p text:style-name="Table_20_Contents"><text:span text:style-name="Variable"><text:line-break/>smcp&amp;c2sc</text:span></text:p>
          </table:table-cell>
          <table:table-cell table:style-name="Táblázat5.C4" office:value-type="string">
            <text:p text:style-name="P24">Libertinus <text:span text:style-name="T6">Font</text:span></text:p>
            <text:p text:style-name="P24"><text:span text:style-name="T8">Libertinus </text:span><text:span text:style-name="T9">Font</text:span></text:p>
          </table:table-cell>
        </table:table-row>
        <table:table-row table:style-name="Táblázat5.1">
          <table:table-cell table:style-name="Táblázat5.A2" office:value-type="string">
            <text:p text:style-name="Table_20_Contents">Case Sensitive Forms</text:p>
          </table:table-cell>
          <table:table-cell table:style-name="Táblázat5.B5" office:value-type="string">
            <text:p text:style-name="P16"><text:line-break/><text:span text:style-name="Variable"><text:span text:style-name="T33">case</text:span></text:span></text:p>
          </table:table-cell>
          <table:table-cell table:style-name="Táblázat5.C5" office:value-type="string">
            <text:p text:style-name="P19"><text:span text:style-name="T45">¡</text:span><text:span text:style-name="T46">C</text:span><text:span text:style-name="T45">ANTÁ! ¿CUÁNTOS?</text:span> <text:span text:style-name="T34">L1234567890L-</text:span></text:p>
            <text:p text:style-name="P19"><text:span text:style-name="T37">¡</text:span><text:span text:style-name="T38">C</text:span><text:span text:style-name="T37">ANTÁ! ¿CUÁNTOS?</text:span><text:span text:style-name="T35"> </text:span><text:span text:style-name="T36">L1234567890L-</text:span></text:p>
          </table:table-cell>
        </table:table-row>
        <table:table-row table:style-name="Táblázat5.1">
          <table:table-cell table:style-name="Táblázat5.A2" office:value-type="string">
            <text:p text:style-name="Table_20_Heading">Standard Ligatures <text:span text:style-name="T48">(default)</text:span></text:p>
          </table:table-cell>
          <table:table-cell table:style-name="Táblázat5.B8" office:value-type="string">
            <text:p text:style-name="P2"><text:span text:style-name="Variable"><text:span text:style-name="T7"><text:line-break/><text:line-break/>-liga</text:span></text:span></text:p>
          </table:table-cell>
          <table:table-cell table:style-name="Táblázat5.C8" office:value-type="string">
            <text:p text:style-name="P24">fb, ff, fh, ffh, fi, ffi, fj, ffj, fk, ffk, fl, ffl, ft, fft, ſh, ſl, <text:line-break/>ſs, ſſ, ſt, tt, Qu, Th, °C °F</text:p>
            <text:p text:style-name="P36">fb, ff, fh, ffh, fi, ffi, fj, ffj, fk, ffk, fl, ffl, ft, fft, ſh, ſl, ſs, ſſ, ſt, tt, Qu, Th, °C °F</text:p>
          </table:table-cell>
        </table:table-row>
        <table:table-row table:style-name="Táblázat5.1">
          <table:table-cell table:style-name="Táblázat5.A2" office:value-type="string">
            <text:p text:style-name="Table_20_Heading">Historical Ligatures</text:p>
          </table:table-cell>
          <table:table-cell table:style-name="Táblázat5.B8" office:value-type="string">
            <text:p text:style-name="Table_20_Contents"><text:span text:style-name="Variable"><text:line-break/>hlig</text:span></text:p>
          </table:table-cell>
          <table:table-cell table:style-name="Táblázat5.C8" office:value-type="string">
            <text:p text:style-name="P24">ct, st</text:p>
            <text:p text:style-name="P37">ct, st</text:p>
          </table:table-cell>
        </table:table-row>
        <table:table-row table:style-name="Táblázat5.1">
          <table:table-cell table:style-name="Táblázat5.A2" office:value-type="string">
            <text:p text:style-name="Table_20_Heading">Discretionary Ligatures</text:p>
          </table:table-cell>
          <table:table-cell table:style-name="Táblázat5.B8" office:value-type="string">
            <text:p text:style-name="Table_20_Contents"><text:span text:style-name="Variable"><text:line-break/>dlig</text:span></text:p>
          </table:table-cell>
          <table:table-cell table:style-name="Táblázat5.C8" office:value-type="string">
            <text:p text:style-name="P3">tz, ck, ch</text:p>
            <text:p text:style-name="P38">tz, ck, ch</text:p>
          </table:table-cell>
        </table:table-row>
        <table:table-row table:style-name="Táblázat5.1">
          <table:table-cell table:style-name="Táblázat5.A2" office:value-type="string">
            <text:p text:style-name="Table_20_Heading">Fractions</text:p>
          </table:table-cell>
          <table:table-cell table:style-name="Táblázat5.B12" office:value-type="string">
            <text:p text:style-name="P4"><text:span text:style-name="Variable"><text:line-break/>frac</text:span></text:p>
          </table:table-cell>
          <table:table-cell table:style-name="Táblázat5.C12" office:value-type="string">
            <text:p text:style-name="P5"><text:span text:style-name="T33">L </text:span>1/2 1/3 1/4 1/5 1/6 1/7 1/8 1/9 1/10 5/20 9/1299</text:p>
            <text:p text:style-name="P5"><text:span text:style-name="T33">L </text:span><text:span text:style-name="T10">1/2 1/3 1/4 1/5 1/6 1/7 1/8 1/9 1/10 5/20 9/1299</text:span></text:p>
          </table:table-cell>
        </table:table-row>
        <table:table-row table:style-name="Táblázat5.1">
          <table:table-cell table:style-name="Táblázat5.A2" office:value-type="string">
            <text:p text:style-name="P30">Kerning <text:span text:style-name="T48">(</text:span>default<text:span text:style-name="T48">)</text:span></text:p>
          </table:table-cell>
          <table:table-cell table:style-name="Táblázat5.B12" office:value-type="string">
            <text:p text:style-name="P6"><text:line-break/><text:span text:style-name="Variable">-kern</text:span></text:p>
          </table:table-cell>
          <table:table-cell table:style-name="Táblázat5.C12" office:value-type="string">
            <text:p text:style-name="P7">Telephone. AVATAR. Wait! Typography. <text:span text:style-name="T13">WAY. <text:s/></text:span>V.</text:p>
            <text:p text:style-name="P7"><text:span text:style-name="T11">Telephone. AVATAR. Wait! Typography. </text:span><text:span text:style-name="T12">WAY. </text:span><text:span text:style-name="T11">V. </text:span></text:p>
          </table:table-cell>
        </table:table-row>
        <table:table-row table:style-name="Táblázat5.1">
          <table:table-cell table:style-name="Táblázat5.A2" office:value-type="string">
            <text:p text:style-name="Table_20_Contents">Capital <text:span text:style-name="T47">s</text:span>pacing, Uppercase kerning</text:p>
          </table:table-cell>
          <table:table-cell table:style-name="Táblázat5.B12" office:value-type="string">
            <text:p text:style-name="P2"><text:line-break/><text:line-break/><text:span text:style-name="Variable">cpsp</text:span></text:p>
          </table:table-cell>
          <table:table-cell table:style-name="Táblázat5.C12" office:value-type="string">
            <text:p text:style-name="Table_20_Contents">IN THE BEGINNING GOD CREATED THE HEAVENS AND THE EARTH.</text:p>
            <text:p text:style-name="P23">IN THE BEGINNING GOD CREATED THE HEAVENS AND THE EARTH.</text:p>
          </table:table-cell>
        </table:table-row>
        <table:table-row table:style-name="Táblázat5.1">
          <table:table-cell table:style-name="Táblázat5.A2" office:value-type="string">
            <text:p text:style-name="Table_20_Heading">Slashed Zero</text:p>
          </table:table-cell>
          <table:table-cell table:style-name="Táblázat5.B12" office:value-type="string">
            <text:p text:style-name="P4"><text:span text:style-name="Variable"><text:line-break/>zero</text:span></text:p>
          </table:table-cell>
          <table:table-cell table:style-name="Táblázat5.C12" office:value-type="string">
            <text:p text:style-name="P5">0</text:p>
            <text:p text:style-name="P39">0</text:p>
          </table:table-cell>
        </table:table-row>
        <table:table-row table:style-name="Táblázat5.1">
          <table:table-cell table:style-name="Táblázat5.A2" office:value-type="string">
            <text:p text:style-name="Table_20_Contents">Tabular Figures <text:span text:style-name="T48">(default)</text:span></text:p>
          </table:table-cell>
          <table:table-cell table:style-name="Táblázat5.B15" office:value-type="string">
            <text:p text:style-name="P8"><text:span text:style-name="Variable"><text:line-break/>tnum</text:span></text:p>
          </table:table-cell>
          <table:table-cell table:style-name="Táblázat5.C15" office:value-type="string">
            <text:p text:style-name="P9">1234567890</text:p>
            <text:p text:style-name="P40">1234567890</text:p>
          </table:table-cell>
        </table:table-row>
        <table:table-row table:style-name="Táblázat5.1">
          <table:table-cell table:style-name="Táblázat5.A2" office:value-type="string">
            <text:p text:style-name="Table_20_Heading">Proportional Numbers</text:p>
          </table:table-cell>
          <table:table-cell table:style-name="Táblázat5.B14" office:value-type="string">
            <text:p text:style-name="P8"><text:span text:style-name="Variable"><text:line-break/>pnum</text:span></text:p>
          </table:table-cell>
          <table:table-cell table:style-name="Táblázat5.C14" office:value-type="string">
            <text:p text:style-name="P8">1111111111</text:p>
            <text:p text:style-name="P10">1111111111</text:p>
          </table:table-cell>
        </table:table-row>
        <table:table-row table:style-name="Táblázat5.1">
          <table:table-cell table:style-name="Táblázat5.A2" office:value-type="string">
            <text:p text:style-name="Table_20_Heading">Lining Figures <text:span text:style-name="T48">(default)</text:span></text:p>
          </table:table-cell>
          <table:table-cell table:style-name="Táblázat5.B15" office:value-type="string">
            <text:p text:style-name="P8"><text:span text:style-name="Variable"/></text:p>
            <text:p text:style-name="P8"><text:span text:style-name="Variable">lnum</text:span></text:p>
          </table:table-cell>
          <table:table-cell table:style-name="Táblázat5.C15" office:value-type="string">
            <text:p text:style-name="P1">1234567890</text:p>
            <text:p text:style-name="P41">1234567890</text:p>
          </table:table-cell>
        </table:table-row>
        <table:table-row table:style-name="Táblázat5.1">
          <table:table-cell table:style-name="Táblázat5.A2" office:value-type="string">
            <text:p text:style-name="Table_20_Heading">Oldstyle Figures </text:p>
          </table:table-cell>
          <table:table-cell table:style-name="Táblázat5.B29" office:value-type="string">
            <text:p text:style-name="P8"><text:span text:style-name="Variable"><text:line-break/>onum</text:span></text:p>
          </table:table-cell>
          <table:table-cell table:style-name="Táblázat5.C29" office:value-type="string">
            <text:p text:style-name="P12">1234567890</text:p>
            <text:p text:style-name="P11">1234567890</text:p>
          </table:table-cell>
        </table:table-row>
        <table:table-row table:style-name="Táblázat5.1">
          <table:table-cell table:style-name="Táblázat5.A2" office:value-type="string">
            <text:p text:style-name="P31">Proportional Oldstyle <text:s/>Figures</text:p>
          </table:table-cell>
          <table:table-cell table:style-name="Táblázat5.B29" office:value-type="string">
            <text:p text:style-name="P13"><text:span text:style-name="Variable"><text:line-break/>pnum&amp;onum</text:span></text:p>
          </table:table-cell>
          <table:table-cell table:style-name="Táblázat5.C29" office:value-type="string">
            <text:p text:style-name="P42">1234567890</text:p>
            <text:p text:style-name="P43">1234567890</text:p>
          </table:table-cell>
        </table:table-row>
        <table:table-row table:style-name="Táblázat5.1">
          <table:table-cell table:style-name="Táblázat5.A2" office:value-type="string">
            <text:p text:style-name="Table_20_Heading">Stylistic Alternates</text:p>
          </table:table-cell>
          <table:table-cell table:style-name="Táblázat5.B29" office:value-type="string">
            <text:p text:style-name="P22"><text:span text:style-name="T44"><text:line-break/></text:span><text:span text:style-name="Variable">salt</text:span></text:p>
          </table:table-cell>
          <table:table-cell table:style-name="Táblázat5.C29" office:value-type="string">
            <text:p text:style-name="Table_20_Contents">&amp; J β θ κ φ h <text:span text:style-name="T5">a</text:span></text:p>
            <text:p text:style-name="P28">&amp; J β θ κ φ h <text:span text:style-name="T50">a</text:span></text:p>
          </table:table-cell>
        </table:table-row>
        <text:soft-page-break/>
        <table:table-row table:style-name="Táblázat5.1">
          <table:table-cell table:style-name="Táblázat5.A2" office:value-type="string">
            <text:p text:style-name="Table_20_Heading">Stylistic Set <text:span text:style-name="T15">1</text:span></text:p>
          </table:table-cell>
          <table:table-cell table:style-name="Táblázat5.B29" office:value-type="string">
            <text:p text:style-name="P13"><text:span text:style-name="Variable"><text:line-break/>ss01</text:span></text:p>
          </table:table-cell>
          <table:table-cell table:style-name="Táblázat5.C29" office:value-type="string">
            <text:p text:style-name="P24">Ä, Ö, Ü</text:p>
            <text:p text:style-name="P44">Ä, Ö, Ü</text:p>
          </table:table-cell>
        </table:table-row>
        <table:table-row table:style-name="Táblázat5.1">
          <table:table-cell table:style-name="Táblázat5.A2" office:value-type="string">
            <text:p text:style-name="P31">Stylistic Set <text:span text:style-name="T15">2</text:span></text:p>
          </table:table-cell>
          <table:table-cell table:style-name="Táblázat5.B29" office:value-type="string">
            <text:p text:style-name="P13"><text:line-break/><text:span text:style-name="Variable">ss02</text:span></text:p>
          </table:table-cell>
          <table:table-cell table:style-name="Táblázat5.C29" office:value-type="string">
            <text:p text:style-name="P24">J, K, R</text:p>
            <text:p text:style-name="P45">J, K, R</text:p>
          </table:table-cell>
        </table:table-row>
        <table:table-row table:style-name="Táblázat5.1">
          <table:table-cell table:style-name="Táblázat5.A2" office:value-type="string">
            <text:p text:style-name="P31">Stylistic Set <text:span text:style-name="T15">3</text:span></text:p>
          </table:table-cell>
          <table:table-cell table:style-name="Táblázat5.B29" office:value-type="string">
            <text:p text:style-name="P13"><text:line-break/><text:span text:style-name="Variable">ss03</text:span></text:p>
          </table:table-cell>
          <table:table-cell table:style-name="Táblázat5.C29" office:value-type="string">
            <text:p text:style-name="P53">ß, ẞ,<text:span text:style-name="T3"> ß</text:span></text:p>
            <text:p text:style-name="P54">ß, ẞ, <text:span text:style-name="T54">ß</text:span></text:p>
          </table:table-cell>
        </table:table-row>
        <table:table-row table:style-name="Táblázat5.1">
          <table:table-cell table:style-name="Táblázat5.A2" office:value-type="string">
            <text:p text:style-name="P31">Stylistic Set <text:span text:style-name="T15">4</text:span></text:p>
          </table:table-cell>
          <table:table-cell table:style-name="Táblázat5.B29" office:value-type="string">
            <text:p text:style-name="Table_20_Contents"><text:line-break/><text:span text:style-name="Variable">ss04</text:span></text:p>
          </table:table-cell>
          <table:table-cell table:style-name="Táblázat5.C29" office:value-type="string">
            <text:p text:style-name="P24">ẞ</text:p>
            <text:p text:style-name="P46">ẞ</text:p>
          </table:table-cell>
        </table:table-row>
        <table:table-row table:style-name="Táblázat5.1">
          <table:table-cell table:style-name="Táblázat5.A2" office:value-type="string">
            <text:p text:style-name="P31">Stylistic Set <text:span text:style-name="T15">5</text:span></text:p>
          </table:table-cell>
          <table:table-cell table:style-name="Táblázat5.B29" office:value-type="string">
            <text:p text:style-name="P13"><text:line-break/><text:span text:style-name="Variable">ss05</text:span></text:p>
          </table:table-cell>
          <table:table-cell table:style-name="Táblázat5.C29" office:value-type="string">
            <text:p text:style-name="P24">W</text:p>
            <text:p text:style-name="P47">W</text:p>
          </table:table-cell>
        </table:table-row>
        <table:table-row table:style-name="Táblázat5.1">
          <table:table-cell table:style-name="Táblázat5.A2" office:value-type="string">
            <text:p text:style-name="P31">Stylistic Set <text:span text:style-name="T15">6</text:span></text:p>
          </table:table-cell>
          <table:table-cell table:style-name="Táblázat5.B29" office:value-type="string">
            <text:p text:style-name="P13"><text:line-break/><text:span text:style-name="Variable">ss06</text:span></text:p>
          </table:table-cell>
          <table:table-cell table:style-name="Táblázat5.C29" office:value-type="string">
            <text:p text:style-name="Table_20_Contents">&amp;</text:p>
            <text:p text:style-name="P14">&amp;</text:p>
          </table:table-cell>
        </table:table-row>
        <table:table-row table:style-name="Táblázat5.1">
          <table:table-cell table:style-name="Táblázat5.A2" office:value-type="string">
            <text:p text:style-name="P31">Stylistic Set <text:span text:style-name="T15">7</text:span></text:p>
          </table:table-cell>
          <table:table-cell table:style-name="Táblázat5.B29" office:value-type="string">
            <text:p text:style-name="P13"><text:span text:style-name="Variable"><text:line-break/>ss07</text:span></text:p>
          </table:table-cell>
          <table:table-cell table:style-name="Táblázat5.C29" office:value-type="string">
            <text:p text:style-name="P48">ŋ</text:p>
            <text:p text:style-name="P49">ŋ ???</text:p>
          </table:table-cell>
        </table:table-row>
        <table:table-row table:style-name="Táblázat5.1">
          <table:table-cell table:style-name="Táblázat5.A2" office:value-type="string">
            <text:p text:style-name="P31">Terminal Forms</text:p>
          </table:table-cell>
          <table:table-cell table:style-name="Táblázat5.B29" office:value-type="string">
            <text:p text:style-name="P15"><text:line-break/><text:span text:style-name="Variable">fina</text:span></text:p>
          </table:table-cell>
          <table:table-cell table:style-name="Táblázat5.C29" office:value-type="string">
            <text:p text:style-name="P51">Διονύσιοσ</text:p>
            <text:p text:style-name="P24"><text:span text:style-name="T18">Διονύσιοσ ??? </text:span><text:span text:style-name="T19">should be:</text:span><text:span text:style-name="T18"> </text:span><text:span text:style-name="T17">Διονύσιος</text:span></text:p>
          </table:table-cell>
        </table:table-row>
        <table:table-row table:style-name="Táblázat5.1">
          <table:table-cell table:style-name="Táblázat5.A2" office:value-type="string">
            <text:p text:style-name="P31">Scientific Inferiors</text:p>
          </table:table-cell>
          <table:table-cell table:style-name="Táblázat5.B29" office:value-type="string">
            <text:p text:style-name="P15"><text:line-break/><text:span text:style-name="Variable"><text:span text:style-name="T25">sinf</text:span></text:span></text:p>
          </table:table-cell>
          <table:table-cell table:style-name="Táblázat5.C29" office:value-type="string">
            <text:p text:style-name="P17">H2O, <text:span text:style-name="T27">YCbCr, </text:span><text:span text:style-name="T28">L1234567890abcdefgh</text:span></text:p>
            <text:p text:style-name="P18"><text:span text:style-name="T26">H2O, YCbCr </text:span><text:span text:style-name="T29">L1234567890abcdefgh</text:span></text:p>
          </table:table-cell>
        </table:table-row>
        <table:table-row table:style-name="Táblázat5.1">
          <table:table-cell table:style-name="Táblázat5.A2" office:value-type="string">
            <text:p text:style-name="P31">Superscript</text:p>
          </table:table-cell>
          <table:table-cell table:style-name="Táblázat5.B29" office:value-type="string">
            <text:p text:style-name="P15"><text:line-break/><text:span text:style-name="Variable">sups</text:span></text:p>
          </table:table-cell>
          <table:table-cell table:style-name="Táblázat5.C29" office:value-type="string">
            <text:p text:style-name="P24"><text:span text:style-name="T31">y = an ⋅ ex, </text:span><text:span text:style-name="T28">L1234567890abcdefgh</text:span></text:p>
            <text:p text:style-name="P24"><text:span text:style-name="T31">y = a</text:span><text:span text:style-name="T32">n ⋅</text:span><text:span text:style-name="T31"> e</text:span><text:span text:style-name="T32">x,</text:span> <text:span text:style-name="T30">L1234567890abcdefgh</text:span></text:p>
          </table:table-cell>
        </table:table-row>
        <table:table-row table:style-name="Táblázat5.1">
          <table:table-cell table:style-name="Táblázat5.A2" office:value-type="string">
            <text:p text:style-name="P32">Scientific Inferiors<text:line-break/><text:span text:style-name="T33">+ Superscript</text:span></text:p>
          </table:table-cell>
          <table:table-cell table:style-name="Táblázat5.B29" office:value-type="string">
            <text:p text:style-name="P16"><text:line-break/><text:span text:style-name="Variable"><text:span text:style-name="T25">sinf</text:span></text:span><text:span text:style-name="T25">+</text:span><text:span text:style-name="Variable"><text:span text:style-name="T25">sups</text:span></text:span></text:p>
          </table:table-cell>
          <table:table-cell table:style-name="Táblázat5.C29" office:value-type="string">
            <text:p text:style-name="P52">HCO32−, 146C</text:p>
            <text:p text:style-name="P53"><text:span text:style-name="T20">HCO</text:span><text:span text:style-name="T21">3</text:span><text:span text:style-name="T22">2−, 14</text:span><text:span text:style-name="T21">6</text:span><text:span text:style-name="T22">C</text:span></text:p>
          </table:table-cell>
        </table:table-row>
        <table:table-row table:style-name="Táblázat5.1">
          <table:table-cell table:style-name="Táblázat5.A2" office:value-type="string">
            <text:p text:style-name="P31">Mark Positioning <text:span text:style-name="T48">(default)</text:span></text:p>
          </table:table-cell>
          <table:table-cell table:style-name="Táblázat5.B33" office:value-type="string">
            <text:p text:style-name="P16"/>
            <text:p text:style-name="P16"><text:span text:style-name="Variable">-</text:span><text:span text:style-name="Variable"><text:span text:style-name="T48">mark</text:span></text:span></text:p>
          </table:table-cell>
          <table:table-cell table:style-name="Táblázat5.C33" office:value-type="string">
            <text:p text:style-name="Table_20_Contents">A̍a̎</text:p>
            <text:p text:style-name="P25">A̍a̎̎</text:p>
          </table:table-cell>
        </table:table-row>
        <table:table-row table:style-name="Táblázat5.1">
          <table:table-cell table:style-name="Táblázat5.A2" office:value-type="string">
            <text:p text:style-name="P31">Mark-to-mark Positioning <text:span text:style-name="T48">(default)</text:span></text:p>
          </table:table-cell>
          <table:table-cell table:style-name="Táblázat5.B33" office:value-type="string">
            <text:p text:style-name="P16"><text:line-break/><text:span text:style-name="Variable">-</text:span><text:span text:style-name="Variable"><text:span text:style-name="T48">mkmk</text:span></text:span></text:p>
          </table:table-cell>
          <table:table-cell table:style-name="Táblázat5.C33" office:value-type="string">
            <text:p text:style-name="P50">???</text:p>
          </table:table-cell>
        </table:table-row>
        <table:table-row table:style-name="Táblázat5.1">
          <table:table-cell table:style-name="Táblázat5.A2" office:value-type="string">
            <text:p text:style-name="P31">Alternate Annotation Forms</text:p>
          </table:table-cell>
          <table:table-cell table:style-name="Táblázat5.B33" office:value-type="string">
            <text:p text:style-name="P27"><text:line-break/><text:span text:style-name="Variable">nalt</text:span></text:p>
          </table:table-cell>
          <table:table-cell table:style-name="Táblázat5.C33" office:value-type="string">
            <text:p text:style-name="Table_20_Contents">⑴⑵⑶⑷⑸⑹⑺⑻⑼<text:span text:style-name="T39">⑽⑾⑿⒀⒂⒃⒄⒅⒆⒇</text:span></text:p>
            <text:p text:style-name="P26">⑴⑵⑶⑷⑸⑹⑺⑻⑼⑽⑾⑿⒀⒂⒃⒄⒅⒆⒇</text:p>
          </table:table-cell>
        </table:table-row>
        <table:table-row table:style-name="Táblázat5.1">
          <table:table-cell table:style-name="Táblázat5.A2" office:value-type="string">
            <text:p text:style-name="P31">Glyph Composition <text:span text:style-name="T40">or</text:span> Decomposition <text:span text:style-name="T40">(default)</text:span></text:p>
          </table:table-cell>
          <table:table-cell table:style-name="Táblázat5.B33" office:value-type="string">
            <text:p text:style-name="P16"><text:span text:style-name="Variable"><text:line-break/>-</text:span><text:span text:style-name="Variable"><text:span text:style-name="T40">ccmp</text:span></text:span></text:p>
          </table:table-cell>
          <table:table-cell table:style-name="Táblázat5.C33" office:value-type="string">
            <text:p text:style-name="P20">tief? (f) <text:span text:style-name="T14">Shulfächer</text:span></text:p>
            <text:p text:style-name="P20"><text:span text:style-name="T41">tief? (f) </text:span><text:span text:style-name="T42">Shulfächer</text:span></text:p>
          </table:table-cell>
        </table:table-row>
        <table:table-row table:style-name="Táblázat5.1">
          <table:table-cell table:style-name="Táblázat5.A2" office:value-type="string">
            <text:p text:style-name="P31">Access All Alternates</text:p>
          </table:table-cell>
          <table:table-cell table:style-name="Táblázat5.B34" office:value-type="string">
            <text:p text:style-name="P16"><text:line-break/><text:span text:style-name="Variable">aalt</text:span></text:p>
          </table:table-cell>
          <table:table-cell table:style-name="Táblázat5.C34" office:value-type="string">
            <text:p text:style-name="P21">To <text:span text:style-name="T43">a</text:span>g fi st &amp; 01289 1/5 A-B 0–4</text:p>
            <text:p text:style-name="P21"><text:span text:style-name="T23">To </text:span><text:span text:style-name="T24">a</text:span><text:span text:style-name="T23">g fi st &amp; 01289 1/5 A-B 0–4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tinus Serif2" svg:font-family="'Libertinus Serif'" style:font-adornments="Általános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nux Libertine G" svg:font-family="'Linux Libertine G'" style:font-pitch="variable"/>
    <style:font-face style:name="Linux Libertine G:smcp=1" svg:font-family="'Linux Libertine G:smcp=1'" style:font-pitch="variable"/>
    <style:font-face style:name="Libertinus Serif3" svg:font-family="'Libertinus Serif'" style:font-family-generic="modern" style:font-pitch="variable"/>
    <style:font-face style:name="Liberation Serif" svg:font-family="'Liberation Serif'" style:font-family-generic="roman" style:font-pitch="variable"/>
    <style:font-face style:name="Libertinus Serif1" svg:font-family="'Libertinus Serif'" style:font-family-generic="roman" style:font-pitch="variable"/>
    <style:font-face style:name="Libertinus Serif" svg:font-family="'Libertinus Serif'" style:font-adornments="Általános" style:font-family-generic="roman" style:font-pitch="variable"/>
    <style:font-face style:name="Libertinus Serif Display" svg:font-family="'Libertinus Serif Display'" style:font-adornments="Általános" style:font-family-generic="roman" style:font-pitch="variable"/>
    <style:font-face style:name="Libertinus Serif:" svg:font-family="'Libertinus Serif:'" style:font-family-generic="roman" style:font-pitch="variable"/>
    <style:font-face style:name="Libertinus Serif:-ccmp" svg:font-family="'Libertinus Serif:-ccmp'" style:font-family-generic="roman" style:font-pitch="variable"/>
    <style:font-face style:name="Libertinus Serif:-kern" svg:font-family="'Libertinus Serif:-kern'" style:font-family-generic="roman" style:font-pitch="variable"/>
    <style:font-face style:name="Libertinus Serif:-liga" svg:font-family="'Libertinus Serif:-liga'" style:font-family-generic="roman" style:font-pitch="variable"/>
    <style:font-face style:name="Libertinus Serif:-mark" svg:font-family="'Libertinus Serif:-mark'" style:font-family-generic="roman" style:font-pitch="variable"/>
    <style:font-face style:name="Libertinus Serif:-mkmk" svg:font-family="'Libertinus Serif:-mkmk'" style:font-family-generic="roman" style:font-pitch="variable"/>
    <style:font-face style:name="Libertinus Serif:aalt" svg:font-family="'Libertinus Serif:aalt'" style:font-family-generic="roman" style:font-pitch="variable"/>
    <style:font-face style:name="Libertinus Serif:c2sc" svg:font-family="'Libertinus Serif:c2sc'" style:font-family-generic="roman" style:font-pitch="variable"/>
    <style:font-face style:name="Libertinus Serif:case" svg:font-family="'Libertinus Serif:case'" style:font-family-generic="roman" style:font-pitch="variable"/>
    <style:font-face style:name="Libertinus Serif:cpsp" svg:font-family="'Libertinus Serif:cpsp'" style:font-family-generic="roman" style:font-pitch="variable"/>
    <style:font-face style:name="Libertinus Serif:dlig" svg:font-family="'Libertinus Serif:dlig'" style:font-family-generic="roman" style:font-pitch="variable"/>
    <style:font-face style:name="Libertinus Serif:fina" svg:font-family="'Libertinus Serif:fina'" style:font-family-generic="roman" style:font-pitch="variable"/>
    <style:font-face style:name="Libertinus Serif:frac" svg:font-family="'Libertinus Serif:frac'" style:font-family-generic="roman" style:font-pitch="variable"/>
    <style:font-face style:name="Libertinus Serif:hlig" svg:font-family="'Libertinus Serif:hlig'" style:font-family-generic="roman" style:font-pitch="variable"/>
    <style:font-face style:name="Libertinus Serif:lnum" svg:font-family="'Libertinus Serif:lnum'" style:font-family-generic="roman" style:font-pitch="variable"/>
    <style:font-face style:name="Libertinus Serif:nalt" svg:font-family="'Libertinus Serif:nalt'" style:font-family-generic="roman" style:font-pitch="variable"/>
    <style:font-face style:name="Libertinus Serif:onum" svg:font-family="'Libertinus Serif:onum'" style:font-family-generic="roman" style:font-pitch="variable"/>
    <style:font-face style:name="Libertinus Serif:pnum" svg:font-family="'Libertinus Serif:pnum'" style:font-family-generic="roman" style:font-pitch="variable"/>
    <style:font-face style:name="Libertinus Serif:pnum&amp;onum" svg:font-family="'Libertinus Serif:pnum&amp;onum'" style:font-family-generic="roman" style:font-pitch="variable"/>
    <style:font-face style:name="Libertinus Serif:salt" svg:font-family="'Libertinus Serif:salt'" style:font-family-generic="roman" style:font-pitch="variable"/>
    <style:font-face style:name="Libertinus Serif:sinf" svg:font-family="'Libertinus Serif:sinf'" style:font-family-generic="roman" style:font-pitch="variable"/>
    <style:font-face style:name="Libertinus Serif:smcp1" svg:font-family="'Libertinus Serif:smcp'" style:font-family-generic="roman" style:font-pitch="variable"/>
    <style:font-face style:name="Libertinus Serif:smcp" svg:font-family="'Libertinus Serif:smcp'" style:font-adornments="Általános" style:font-family-generic="roman" style:font-pitch="variable"/>
    <style:font-face style:name="Libertinus Serif:smcp&amp;c2sc" svg:font-family="'Libertinus Serif:smcp&amp;c2sc'" style:font-family-generic="roman" style:font-pitch="variable"/>
    <style:font-face style:name="Libertinus Serif:smcp&amp;salt" svg:font-family="'Libertinus Serif:smcp&amp;salt'" style:font-family-generic="roman" style:font-pitch="variable"/>
    <style:font-face style:name="Libertinus Serif:smcp&amp;ss03" svg:font-family="'Libertinus Serif:smcp&amp;ss03'" style:font-family-generic="roman" style:font-pitch="variable"/>
    <style:font-face style:name="Libertinus Serif:ss01" svg:font-family="'Libertinus Serif:ss01'" style:font-family-generic="roman" style:font-pitch="variable"/>
    <style:font-face style:name="Libertinus Serif:ss02" svg:font-family="'Libertinus Serif:ss02'" style:font-family-generic="roman" style:font-pitch="variable"/>
    <style:font-face style:name="Libertinus Serif:ss03" svg:font-family="'Libertinus Serif:ss03'" style:font-family-generic="roman" style:font-pitch="variable"/>
    <style:font-face style:name="Libertinus Serif:ss04" svg:font-family="'Libertinus Serif:ss04'" style:font-family-generic="roman" style:font-pitch="variable"/>
    <style:font-face style:name="Libertinus Serif:ss05" svg:font-family="'Libertinus Serif:ss05'" style:font-family-generic="roman" style:font-pitch="variable"/>
    <style:font-face style:name="Libertinus Serif:ss06" svg:font-family="'Libertinus Serif:ss06'" style:font-family-generic="roman" style:font-pitch="variable"/>
    <style:font-face style:name="Libertinus Serif:sups" svg:font-family="'Libertinus Serif:sups'" style:font-family-generic="roman" style:font-pitch="variable"/>
    <style:font-face style:name="Libertinus Serif:tnum" svg:font-family="'Libertinus Serif:tnum'" style:font-family-generic="roman" style:font-pitch="variable"/>
    <style:font-face style:name="Libertinus Serif:zero" svg:font-family="'Libertinus Serif:zero'" style:font-family-generic="roman" style:font-pitch="variable"/>
    <style:font-face style:name="Libertinus Sans" svg:font-family="'Libertinus Sans'" style:font-adornments="Félkövé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tinus Serif" fo:font-family="'Libertinus Serif'" style:font-style-name="Általános" style:font-family-generic="roman" style:font-pitch="variable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tinus Serif" fo:font-family="'Libertinus Serif'" style:font-style-name="Általános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tinus Serif Display" fo:font-family="'Libertinus Serif Display'" style:font-style-name="Általános" style:font-family-generic="roman" style:font-pitch="variable" fo:font-size="32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4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 fo:padding="0.049cm" fo:border="none" style:shadow="none"/>
      <style:text-properties style:font-name="Libertinus Serif:smcp" fo:font-family="'Libertinus Serif:smcp'" style:font-style-name="Általános" style:font-family-generic="roman" style:font-pitch="variable" fo:font-size="16pt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cm" loext:contextual-spacing="false" style:shadow="none"/>
      <style:text-properties fo:font-size="12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729fcf"/>
      <style:paragraph-properties fo:text-align="start" style:justify-single-word="false" style:page-number="auto" fo:background-color="transparent" style:shadow="none" text:number-lines="false" text:line-number="0"/>
      <style:text-properties fo:font-style="normal" fo:font-weight="normal" style:font-size-asian="10.5pt" style:font-weight-asian="bold" style:font-weight-complex="bold"/>
    </style:style>
    <style:style style:name="Variable" style:family="text">
      <style:text-properties style:use-window-font-color="true" style:font-name="Libertinus Sans" fo:font-family="'Libertinus Sans'" style:font-style-name="Félkövér" style:font-family-generic="swiss" style:font-pitch="variable" fo:font-size="12pt" fo:font-style="normal" fo:font-weight="normal" fo:background-color="#000000" style:font-size-asian="10.5pt" style:font-style-asian="italic" style:font-style-complex="italic" loext:padding-left="0.101cm" loext:padding-right="0.101cm" loext:padding-top="0cm" loext:padding-bottom="0cm" loext:border="0.06pt solid #eeeee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yuris Gellért</meta:initial-creator>
    <meta:creation-date>2018-05-20T11:24:55.400856460</meta:creation-date>
    <dc:date>2018-05-21T00:31:51.188937693</dc:date>
    <dc:creator>Gyuris Gellért</dc:creator>
    <meta:editing-duration>PT1H28M6S</meta:editing-duration>
    <meta:editing-cycles>22</meta:editing-cycles>
    <meta:generator>LibreOffice/6.0.3.2$Linux_X86_64 LibreOffice_project/00m0$Build-2</meta:generator>
    <dc:title>Libertinus OpenType Features</dc:title>
    <meta:document-statistic meta:table-count="1" meta:image-count="0" meta:object-count="0" meta:page-count="2" meta:paragraph-count="137" meta:word-count="426" meta:character-count="2233" meta:non-whitespace-character-count="1943"/>
  </office:meta>
</office:document-meta>
</file>